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style:font-name="Sorts Mill Goudy" fo:font-size="12pt" style:font-name-asian="Sorts Mill Goudy1" style:font-size-asian="12pt" style:font-name-complex="Sorts Mill Goudy1" style:font-size-complex="12pt"/>
    </style:style>
    <style:style style:name="P4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style:font-name="Sorts Mill Goudy" fo:font-size="12pt" officeooo:paragraph-rsid="00172c3b" style:font-name-asian="Sorts Mill Goudy1" style:font-size-asian="12pt" style:font-name-complex="Sorts Mill Goudy1" style:font-size-complex="12pt"/>
    </style:style>
    <style:style style:name="P5" style:family="paragraph" style:parent-style-name="Heading_20_2">
      <style:paragraph-properties fo:text-align="start" style:justify-single-word="false"/>
    </style:style>
    <style:style style:name="P6" style:family="paragraph" style:parent-style-name="Exalted">
      <style:paragraph-properties fo:text-align="start" style:justify-single-word="false"/>
      <style:text-properties fo:font-weight="bold" style:font-weight-asian="bold"/>
    </style:style>
    <style:style style:name="P7" style:family="paragraph" style:parent-style-name="Exalted">
      <style:paragraph-properties fo:text-align="start" style:justify-single-word="false"/>
    </style:style>
    <style:style style:name="P8" style:family="paragraph" style:parent-style-name="Exalted">
      <style:paragraph-properties fo:text-align="start" style:justify-single-word="false"/>
      <style:text-properties officeooo:paragraph-rsid="00172c3b"/>
    </style:style>
    <style:style style:name="P9" style:family="paragraph" style:parent-style-name="Exalted">
      <style:paragraph-properties fo:text-align="start" style:justify-single-word="false"/>
      <style:text-properties officeooo:paragraph-rsid="0018a16d"/>
    </style:style>
    <style:style style:name="P10" style:family="paragraph" style:parent-style-name="Exalted">
      <style:paragraph-properties fo:text-align="start" style:justify-single-word="false"/>
      <style:text-properties officeooo:paragraph-rsid="001cfac1"/>
    </style:style>
    <style:style style:name="P11" style:family="paragraph" style:parent-style-name="Exalted">
      <style:paragraph-properties fo:text-align="start" style:justify-single-word="false"/>
      <style:text-properties officeooo:paragraph-rsid="001ea36f"/>
    </style:style>
    <style:style style:name="P12" style:family="paragraph" style:parent-style-name="Exalted">
      <style:paragraph-properties fo:text-align="start" style:justify-single-word="false"/>
      <style:text-properties officeooo:paragraph-rsid="00206638"/>
    </style:style>
    <style:style style:name="P13" style:family="paragraph" style:parent-style-name="Exalted">
      <style:paragraph-properties fo:text-align="center" style:justify-single-word="false"/>
    </style:style>
    <style:style style:name="P14" style:family="paragraph" style:parent-style-name="Exalted">
      <style:paragraph-properties fo:margin-top="0in" fo:margin-bottom="0.0835in" style:contextual-spacing="false" fo:line-height="100%" fo:text-align="start" style:justify-single-word="false" fo:orphans="2" fo:widows="2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15" style:family="paragraph" style:parent-style-name="Heading_20_1" style:master-page-name="Standard">
      <style:paragraph-properties fo:text-align="center" style:justify-single-word="false" style:page-number="auto"/>
    </style:style>
    <style:style style:name="P16" style:family="paragraph" style:parent-style-name="Heading_20_10">
      <style:paragraph-properties fo:break-before="colum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4eb5c" style:font-weight-asian="bold"/>
    </style:style>
    <style:style style:name="T3" style:family="text">
      <style:text-properties officeooo:rsid="0018a16d"/>
    </style:style>
    <style:style style:name="T4" style:family="text">
      <style:text-properties style:use-window-font-color="true" loext:opacity="0%" style:font-name="Times New Roman" fo:font-size="10pt" fo:language="en" fo:country="none" officeooo:rsid="001a9ea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fo:language="en" fo:country="none" officeooo:rsid="001b55c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fo:language="en" fo:country="none" officeooo:rsid="001ea36f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fo:language="en" fo:country="none" officeooo:rsid="0020663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officeooo:rsid="001c8c6c"/>
    </style:style>
    <style:style style:name="T9" style:family="text">
      <style:text-properties officeooo:rsid="001e94c8"/>
    </style:style>
    <style:style style:name="T10" style:family="text">
      <style:text-properties officeooo:rsid="002264ba"/>
    </style:style>
    <style:style style:name="T11" style:family="text">
      <style:text-properties officeooo:rsid="0023db1f"/>
    </style:style>
    <style:style style:name="T12" style:family="text">
      <style:text-properties officeooo:rsid="0024eb5c"/>
    </style:style>
    <style:style style:name="T13" style:family="text">
      <style:text-properties fo:font-weight="normal" officeooo:rsid="0024eb5c" style:font-weight-asian="normal" style:font-weight-complex="normal"/>
    </style:style>
    <style:style style:name="T14" style:family="text">
      <style:text-properties officeooo:rsid="0027b6c8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Martial Arts</text:h>
      <text:p text:style-name="P13"/>
      <text:section text:style-name="Sect1" text:name="Section1">
        <text:h text:style-name="P5" text:outline-level="2">Deadly Beastman Style</text:h>
        <text:p text:style-name="P6">Shapeshifting, Physique, Brawl</text:p>
        <text:p text:style-name="P7">No External Armor, No External Weapons</text:p>
        <text:p text:style-name="P7">The Deadly Beastman, on taking this form, merges their Spirit Form and Human form into one, as though they had flared their anima to its full level. </text:p>
        <text:p text:style-name="P7">The Beastman grows natural weaponry, based on the natural weaponry of their Spirit Form. While they are still considered unarmed, they may use the statistics of Unarmed, <text:s/>Light, or Medium Weaponry, with an added +1 to Base Damage. The category choice should be reflective of their Spirit Form’s natural weaponry.</text:p>
        <text:p text:style-name="P7">The Beastman gains the<text:span text:style-name="T1"> </text:span>size of <text:span text:style-name="T1">Large</text:span> (+<text:span text:style-name="T10">1</text:span> Soak, +<text:span text:style-name="T11">3</text:span> Endurance, and -2 successes on Fine Dexterity/Sneak rolls). This does not affect Lunars who are already of size Large (or bigger).</text:p>
        <text:p text:style-name="P7">If the Beastman’s animal form has natural armor, such as a carapace or scales, they may gain an additional +1 Soak at the cost of -1 Evasion.</text:p>
        <text:p text:style-name="P7">Aside from this, other mutations still follow the <text:span text:style-name="T1">Hybrid Body Rules</text:span> (including their alteration from the Hybrid Body Rearrangement)</text:p>
        <text:h text:style-name="P3" text:outline-level="3">Hide-Hardening Technique</text:h>
        <text:p text:style-name="P9"><text:span text:style-name="T1">Cost: </text:span><text:span text:style-name="T13">(2</text:span><text:span text:style-name="T3">m </text:span><text:span text:style-name="T12">per Dmg)</text:span><text:line-break/><text:span text:style-name="T1">Type:</text:span> Reflexive<text:line-break/><text:span text:style-name="T1">Mins:</text:span> Physique 2, Shapeshifting 1</text:p>
        <text:p text:style-name="P8">The Lunar reinforces their body, hardening their defenses against an attack. <text:span text:style-name="T12">They may reduce damage from a Decisive Strike at a cost of 2m per point of damage, up to (Essence) times </text:span><text:span text:style-name="T14">on a single Strike.</text:span></text:p>
        <text:h text:style-name="P4" text:outline-level="3">Howling Visage</text:h>
        <text:p text:style-name="P9"><text:span text:style-name="T1">Cost: </text:span>5m 2i<text:line-break/><text:span text:style-name="T1">Type:</text:span> <text:span text:style-name="T5">Simple</text:span><text:span text:style-name="T4"> (Maneuver)</text:span><text:line-break/><text:span text:style-name="T1">Mins:</text:span> Physique 3, Shapeshifting 2</text:p>
        <text:p text:style-name="P7">The Lunar lets loose a great and terrifying Howl upon the battlefield, using their (Strength + Physique) <text:span text:style-name="T4">vs Resolve</text:span> against all enemy characters that are within Medium Range of the Lunar, and can either hear or see them. <text:span text:style-name="T8">On success, all who hear them lose 3 Impulse.</text:span></text:p>
        <text:h text:style-name="P3" text:outline-level="3">Rip and Tear</text:h>
        <text:p text:style-name="P10"><text:span text:style-name="T1">Cost: </text:span>4m, 2i<text:line-break/><text:span text:style-name="T1">Type:</text:span> Supplemental <text:span text:style-name="T9">(Decisive)</text:span><text:line-break/> <text:span text:style-name="T1">Mins:</text:span> Physique 4, Shapeshifting 3</text:p>
        <text:p text:style-name="P7">With raging claws, and teeth, the Lunar shreds their target apart, dealing (Essence) additional Damage.</text:p>
        <text:h text:style-name="P16" text:outline-level="10">Greater Techniques</text:h>
        <text:h text:style-name="P3" text:outline-level="3">Halting the Scarlet Flow</text:h>
        <text:p text:style-name="P11"><text:span text:style-name="T1">Cost: </text:span>7m<text:line-break/><text:span text:style-name="T1">Type:</text:span> <text:span text:style-name="T6">Free Action</text:span><text:line-break/><text:span text:style-name="T1">Mins:</text:span> Physique 5, Shapeshifting 4</text:p>
        <text:p text:style-name="P7">The Lunar immediately regains (Shapeshifting + Essence) Endurance.</text:p>
        <text:h text:style-name="P3" text:outline-level="3">Towering Giant Enhancement</text:h>
        <text:p text:style-name="P12"><text:span text:style-name="T1">Cost: </text:span>--(2m)<text:line-break/><text:span text:style-name="T1">Type:</text:span> Permanent (<text:span text:style-name="T7">Free</text:span> Action)<text:line-break/><text:span text:style-name="T1">Mins:</text:span> Physique 5, Shapeshifting 5</text:p>
        <text:p text:style-name="P7">Instead of becoming <text:span text:style-name="T1">Large </text:span>on entering the form, the Lunar may instead become <text:span text:style-name="T1">Gigantic</text:span> (+4 Soak, +10 Endurance, -2Evasion, No Fine Dexterity/Sneak).</text:p>
        <text:p text:style-name="P7">The Lunar may switch between <text:span text:style-name="T1">Large</text:span> and <text:span text:style-name="T1">Gigantic</text:span> as a Secondary Action costing 2m.</text:p>
        <text:p text:style-name="P14">Regardless of if the Lunar is Large or Gigantic, they gain an additional +2 Base Damage.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26T09:07:59.828000000</dc:date>
    <meta:editing-cycles>18</meta:editing-cycles>
    <dc:title>Martial Arts</dc:title>
    <meta:editing-duration>PT9M37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31" meta:word-count="401" meta:character-count="2438" meta:non-whitespace-character-count="2066"/>
  </office:meta>
</office:document-meta>
</file>